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36f54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8584f" officeooo:paragraph-rsid="00536f54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b1170" officeooo:paragraph-rsid="005023b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b1170" officeooo:paragraph-rsid="00536f54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2d609f" officeooo:paragraph-rsid="00536f54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2ff15a" officeooo:paragraph-rsid="00536f54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3e3e4" officeooo:paragraph-rsid="0033aa76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3e3e4" officeooo:paragraph-rsid="003a8059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3e3e4" officeooo:paragraph-rsid="00536f54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57504" officeooo:paragraph-rsid="00536f54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3e468c" officeooo:paragraph-rsid="00536f54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4b0f05" officeooo:paragraph-rsid="00536f54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536f54" officeooo:paragraph-rsid="00536f54" style:font-size-asian="10pt" style:font-size-complex="10pt"/>
    </style:style>
    <style:style style:name="P28" style:family="paragraph" style:parent-style-name="Table_20_Contents">
      <style:text-properties fo:font-size="10pt" fo:language="en" fo:country="US" officeooo:paragraph-rsid="00536f54" style:font-size-asian="10pt" style:font-size-complex="10pt"/>
    </style:style>
    <style:style style:name="P29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30" style:family="paragraph" style:parent-style-name="Standard">
      <style:text-properties fo:font-size="10pt" fo:language="en" fo:country="US" officeooo:rsid="0019c138" officeooo:paragraph-rsid="00536f54" style:font-size-asian="10pt" style:font-size-complex="10pt"/>
    </style:style>
    <style:style style:name="P3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2" style:family="paragraph" style:parent-style-name="Standard">
      <style:text-properties fo:font-size="10pt" fo:language="en" fo:country="US" officeooo:rsid="00169fb3" officeooo:paragraph-rsid="00536f54" style:font-size-asian="10pt" style:font-size-complex="10pt"/>
    </style:style>
    <style:style style:name="P33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34" style:family="paragraph" style:parent-style-name="Standard">
      <style:text-properties fo:font-size="10pt" fo:language="en" fo:country="US" officeooo:rsid="002aaf87" officeooo:paragraph-rsid="00536f54" style:font-size-asian="10pt" style:font-size-complex="10pt"/>
    </style:style>
    <style:style style:name="P35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36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37" style:family="paragraph" style:parent-style-name="Standard">
      <style:text-properties fo:font-size="10pt" fo:language="en" fo:country="US" style:text-underline-style="none" officeooo:rsid="00169fb3" officeooo:paragraph-rsid="00536f54" style:font-size-asian="10pt" style:font-size-complex="10pt"/>
    </style:style>
    <style:style style:name="P38" style:family="paragraph" style:parent-style-name="Standard">
      <style:text-properties fo:font-size="10pt" fo:language="en" fo:country="US" style:text-underline-style="none" officeooo:rsid="0047c35f" officeooo:paragraph-rsid="0047c35f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47c35f" officeooo:paragraph-rsid="00536f54" style:font-size-asian="10pt" style:font-size-complex="10pt"/>
    </style:style>
    <style:style style:name="P40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41" style:family="paragraph" style:parent-style-name="Standard">
      <style:text-properties fo:font-size="10pt" fo:language="en" fo:country="US" style:text-underline-style="none" officeooo:rsid="004859d3" officeooo:paragraph-rsid="00536f54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357504" officeooo:paragraph-rsid="00555517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555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FEATURE <text:span text:style-name="T1"><text:s text:c="132"/></text:span></text:p>
      <text:p text:style-name="P31"/>
      <text:p text:style-name="P33">BEFORE START</text:p>
      <text:p text:style-name="P3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USER STORY / <text:span text:style-name="T2">REQUIREMENT</text:span> COMPLETE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USER STORY / <text:span text:style-name="T2">REQUIREMENT</text:span> IN ISSUE TRACKING SYSTE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5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8">HAS</text:span> CORRECT BRANCH <text:span text:style-name="T8">BEEN </text:span>CHECKED OU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3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UNIT TESTS 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7">FIX UNIT TEST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31"/>
      <text:p text:style-name="P29">IMPLEMENTATION</text:p>
      <text:p text:style-name="P3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EE DEVELOPMENT PROGRESS SHEET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5"><text:span text:style-name="T7">HAS CODE BEEN </text:span>REVIEW<text:span text:style-name="T6">ED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LOCAL BUILD WITHOUT ERRORS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20">MERGE <text:span text:style-name="T3">HOTFIX / FEATURE </text:span>BRANCH <text:span text:style-name="T9">INTO MASTER / DEVELOP</text:span>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DELETE <text:span text:style-name="T3">HOTFIX / FEATURE </text:span>BRANCH</text:p>
          </table:table-cell>
          <table:table-cell table:style-name="Table2.B2" office:value-type="string">
            <text:p text:style-name="P20"/>
          </table:table-cell>
        </table:table-row>
      </table:table>
      <text:p text:style-name="P35"/>
      <text:p text:style-name="P40">RELEASE</text:p>
      <text:p text:style-name="P4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SEE <text:span text:style-name="T4">RELEASE</text:span> <text:span text:style-name="T4">CHECKLIST</text:span></text:p>
          </table:table-cell>
          <table:table-cell table:style-name="Table5.B1" office:value-type="string">
            <text:p text:style-name="P5"/>
          </table:table-cell>
        </table:table-row>
      </table:table>
      <text:p text:style-name="P36"/>
      <text:p text:style-name="P3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0">FEATURE <text:span text:style-name="T1"><text:s text:c="132"/></text:span></text:p>
      <text:p text:style-name="P32"/>
      <text:p text:style-name="P34">BEFORE START</text:p>
      <text:p text:style-name="P3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USER STORY / <text:span text:style-name="T2">REQUIREMENT</text:span> COMPLETE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9">USER STORY / <text:span text:style-name="T2">REQUIREMENT</text:span> IN ISSUE TRACKING SYSTEM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9">USER STORY / <text:span text:style-name="T2">REQUIREMENT</text:span> PRIORITIZED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2">DOES OUTLINE EXIST <text:span text:style-name="T5">(SEE DEVELOPMENT OUTLINE)</text:span></text:p>
          </table:table-cell>
          <table:table-cell table:style-name="Table3.B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12">HAS BEST SOLUTION BEEN CHOSEN</text:p>
          </table:table-cell>
          <table:table-cell table:style-name="Table3.B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6">HAS OUTLINE BEEN REVIEWED</text:p>
          </table:table-cell>
          <table:table-cell table:style-name="Table3.B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12"><text:span text:style-name="T8">IS CODE BASE </text:span>ACCESS<text:span text:style-name="T8">IBLE</text:span></text:p>
          </table:table-cell>
          <table:table-cell table:style-name="Table3.B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12"><text:span text:style-name="T8">HAS</text:span> CORRECT BRANCH <text:span text:style-name="T8">BEEN </text:span>CHECKED OUT</text:p>
          </table:table-cell>
          <table:table-cell table:style-name="Table3.B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4"><text:bookmark-start text:name="__DdeLink__839_95226485121"/>BRANCH IF NECESSARY (HOTFIX, FEATURE)<text:bookmark-end text:name="__DdeLink__839_95226485121"/></text:p>
          </table:table-cell>
          <table:table-cell table:style-name="Table3.B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12"><text:span text:style-name="T8">ARE </text:span>UNIT TESTS RUNNING</text:p>
          </table:table-cell>
          <table:table-cell table:style-name="Table3.B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7">FIX UNIT TESTS IF NECESSARY</text:p>
          </table:table-cell>
          <table:table-cell table:style-name="Table3.B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12"><text:span text:style-name="T8">ARE </text:span>DEPENDENT SERVICES RUNNING</text:p>
          </table:table-cell>
          <table:table-cell table:style-name="Table3.B2" office:value-type="string">
            <text:p text:style-name="P28"/>
          </table:table-cell>
        </table:table-row>
      </table:table>
      <text:p text:style-name="P32"/>
      <text:p text:style-name="P30">IMPLEMENTATION</text:p>
      <text:p text:style-name="P3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SEE DEVELOPMENT PROGRESS SHEET</text:p>
          </table:table-cell>
          <table:table-cell table:style-name="Table4.B1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6"><text:span text:style-name="T7">HAS CODE BEEN </text:span>REVIEW<text:span text:style-name="T6">ED</text:span>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LOCAL BUILD WITHOUT ERRORS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42">MERGE <text:span text:style-name="T3">HOTFIX / FEATURE </text:span>BRANCH <text:span text:style-name="T9">INTO MASTER / DEVELOP</text:span></text:p>
          </table:table-cell>
          <table:table-cell table:style-name="Table4.B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2">DELETE <text:span text:style-name="T3">HOTFIX / FEATURE </text:span>BRANCH</text:p>
          </table:table-cell>
          <table:table-cell table:style-name="Table4.B2" office:value-type="string">
            <text:p text:style-name="P22"/>
          </table:table-cell>
        </table:table-row>
      </table:table>
      <text:p text:style-name="P37"/>
      <text:p text:style-name="P41">RELEASE</text:p>
      <text:p text:style-name="P4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SEE <text:span text:style-name="T4">RELEASE</text:span> <text:span text:style-name="T4">CHECKLIST</text:span></text:p>
          </table:table-cell>
          <table:table-cell table:style-name="Table6.B1" office:value-type="string">
            <text:p text:style-name="P6"/>
          </table:table-cell>
        </table:table-row>
      </table:table>
      <text:p text:style-name="P37"/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11T19:39:41.401320377</dc:date>
    <meta:editing-duration>PT1H13M17S</meta:editing-duration>
    <meta:editing-cycles>46</meta:editing-cycles>
    <meta:generator>LibreOffice/5.1.6.2$Linux_X86_64 LibreOffice_project/10m0$Build-2</meta:generator>
    <meta:document-statistic meta:table-count="6" meta:image-count="0" meta:object-count="0" meta:page-count="1" meta:paragraph-count="44" meta:word-count="190" meta:character-count="1486" meta:non-whitespace-character-count="1074"/>
  </office:meta>
</office:document-meta>
</file>